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680000017719585F47ABEAEA8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ff73f5" draw:marker-start-width="0.242cm" draw:marker-end-width="0.242cm" draw:fill="none" draw:textarea-horizontal-align="justify" draw:textarea-vertical-align="middle" draw:auto-grow-height="false" fo:min-height="22.35cm" fo:min-width="18.5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stroke="none" svg:stroke-color="#000000" draw:fill="none" draw:fill-color="#ffffff" fo:min-height="22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style:text-properties style:font-name="Malgun Gothic" fo:font-size="26pt" style:font-size-asian="26pt" style:font-size-complex="26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Malgun Gothic" fo:font-size="26pt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Malgun Gothic" fo:font-size="26pt" style:font-size-asian="26pt" style:font-size-complex="26pt"/>
    </style:style>
    <style:style style:name="T2" style:family="text">
      <style:text-properties style:font-name="Malgun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281cm" svg:height="3.157cm" svg:x="0cm" svg:y="0.743cm">
          <draw:image xlink:href="Pictures/10000000000009680000017719585F47ABEAEA89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2.6cm" svg:x="1cm" svg:y="6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1cm" svg:height="1.6cm" svg:x="1cm" svg:y="4cm">
          <draw:text-box>
            <text:p text:style-name="P3"><text:span text:style-name="T1">Eu sou </text:span></text:p>
          </draw:text-box>
        </draw:frame>
        <draw:frame draw:style-name="gr4" draw:text-style-name="P5" draw:layer="layout" svg:width="19cm" svg:height="22.6cm" svg:x="1cm" svg:y="6.1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87"/><text:span text:style-name="T2"><text:s/></text:span><text:span text:style-name="T2">IC-2018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2:41:23.017000000</meta:creation-date>
    <dc:date>2018-09-17T22:52:10.299000000</dc:date>
    <meta:editing-duration>PT10M55S</meta:editing-duration>
    <meta:editing-cycles>1</meta:editing-cycles>
    <meta:document-statistic meta:object-count="4"/>
    <meta:generator>LibreOffice/6.1.0.3$Windows_X86_64 LibreOffice_project/efb621ed25068d70781dc026f7e9c5187a4decd1</meta:generator>
  </office:meta>
</office:document-meta>
</file>